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sans-serif1" svg:font-family="sans-serif, 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top="0.423cm" fo:margin-bottom="0.282cm" style:contextual-spacing="true"/>
    </style:style>
    <style:style style:name="P3" style:family="paragraph" style:parent-style-name="List_20_Paragraph">
      <style:paragraph-properties fo:margin-top="0.423cm" fo:margin-bottom="0.282cm" style:contextual-spacing="true"/>
      <style:text-properties fo:font-size="12pt" style:font-size-asian="12pt" style:font-size-complex="12pt"/>
    </style:style>
    <style:style style:name="P4" style:family="paragraph" style:parent-style-name="List_20_Paragraph" style:list-style-name="WWNum1">
      <style:paragraph-properties fo:margin-top="0.423cm" fo:margin-bottom="0.282cm" style:contextual-spacing="true"/>
    </style:style>
    <style:style style:name="P5" style:family="paragraph" style:parent-style-name="List_20_Paragraph" style:list-style-name="WWNum1">
      <style:paragraph-properties fo:margin-top="0.423cm" fo:margin-bottom="0.282cm" style:contextual-spacing="true"/>
      <style:text-properties officeooo:rsid="001906c6" officeooo:paragraph-rsid="001906c6"/>
    </style:style>
    <style:style style:name="P6" style:family="paragraph" style:parent-style-name="List_20_Paragraph">
      <style:paragraph-properties fo:margin-top="0.423cm" fo:margin-bottom="0.282cm" style:contextual-spacing="true" fo:break-before="page"/>
    </style:style>
    <style:style style:name="P7" style:family="paragraph" style:parent-style-name="List_20_Paragraph">
      <style:paragraph-properties fo:margin-left="1.136cm" fo:margin-right="0cm" fo:margin-top="0.423cm" fo:margin-bottom="0.282cm" style:contextual-spacing="true" fo:text-indent="0cm" style:auto-text-indent="false"/>
    </style:style>
    <style:style style:name="P8" style:family="paragraph" style:parent-style-name="List_20_Paragraph">
      <style:paragraph-properties fo:margin-left="1.136cm" fo:margin-right="0cm" fo:margin-top="0.423cm" fo:margin-bottom="0.282cm" style:contextual-spacing="true" fo:text-indent="0cm" style:auto-text-indent="false"/>
      <style:text-properties fo:font-size="12pt" style:font-size-asian="12pt" style:font-size-complex="12pt"/>
    </style:style>
    <style:style style:name="P9" style:family="paragraph" style:parent-style-name="List_20_Paragraph">
      <style:paragraph-properties fo:margin-left="1.136cm" fo:margin-right="0cm" fo:margin-top="0.423cm" fo:margin-bottom="0.282cm" style:contextual-spacing="true" fo:text-indent="0cm" style:auto-text-indent="false"/>
      <style:text-properties fo:font-size="12pt" officeooo:paragraph-rsid="00175670" style:font-size-asian="12pt" style:font-size-complex="12pt"/>
    </style:style>
    <style:style style:name="P10" style:family="paragraph" style:parent-style-name="List_20_Paragraph">
      <style:paragraph-properties fo:margin-left="1.136cm" fo:margin-right="0cm" fo:margin-top="0.423cm" fo:margin-bottom="0.282cm" style:contextual-spacing="true" fo:text-indent="0cm" style:auto-text-indent="false"/>
      <style:text-properties fo:font-size="12pt" officeooo:rsid="001ffc63" officeooo:paragraph-rsid="001ffc63" style:font-size-asian="12pt" style:font-size-complex="12pt"/>
    </style:style>
    <style:style style:name="P11" style:family="paragraph" style:parent-style-name="List_20_Paragraph" style:list-style-name="WWNum1">
      <style:paragraph-properties fo:margin-left="1.136cm" fo:margin-right="0cm" fo:margin-top="0.423cm" fo:margin-bottom="0.282cm" style:contextual-spacing="true" fo:text-indent="0cm" style:auto-text-indent="false"/>
      <style:text-properties officeooo:paragraph-rsid="001867e7"/>
    </style:style>
    <style:style style:name="P12" style:family="paragraph" style:parent-style-name="List_20_Paragraph" style:list-style-name="WWNum1">
      <style:paragraph-properties fo:margin-left="1.136cm" fo:margin-right="0cm" fo:margin-top="0.423cm" fo:margin-bottom="0.282cm" style:contextual-spacing="true" fo:text-indent="0cm" style:auto-text-indent="false"/>
      <style:text-properties officeooo:paragraph-rsid="001906c6"/>
    </style:style>
    <style:style style:name="P13" style:family="paragraph" style:parent-style-name="List_20_Paragraph">
      <style:paragraph-properties fo:margin-left="0cm" fo:margin-right="0cm" fo:margin-top="0.423cm" fo:margin-bottom="0.282cm" style:contextual-spacing="true" fo:text-indent="0cm" style:auto-text-indent="false"/>
    </style:style>
    <style:style style:name="P14" style:family="paragraph" style:parent-style-name="List_20_Paragraph">
      <style:paragraph-properties fo:margin-left="0cm" fo:margin-right="0cm" fo:margin-top="0.423cm" fo:margin-bottom="0.282cm" style:contextual-spacing="true" fo:text-indent="0cm" style:auto-text-indent="false"/>
      <style:text-properties officeooo:paragraph-rsid="00203cfd"/>
    </style:style>
    <style:style style:name="P15" style:family="paragraph" style:parent-style-name="List_20_Paragraph">
      <style:paragraph-properties fo:margin-left="0cm" fo:margin-right="0cm" fo:margin-top="0.423cm" fo:margin-bottom="0.282cm" style:contextual-spacing="true" fo:text-indent="0cm" style:auto-text-indent="false"/>
      <style:text-properties officeooo:paragraph-rsid="0023be11"/>
    </style:style>
    <style:style style:name="P16" style:family="paragraph" style:parent-style-name="List_20_Paragraph">
      <style:paragraph-properties fo:margin-left="0cm" fo:margin-right="0cm" fo:margin-top="0.423cm" fo:margin-bottom="0.282cm" style:contextual-spacing="true" fo:text-indent="0cm" style:auto-text-indent="false"/>
      <style:text-properties officeooo:paragraph-rsid="00253aa8"/>
    </style:style>
    <style:style style:name="P17" style:family="paragraph" style:parent-style-name="List_20_Paragraph">
      <style:paragraph-properties fo:margin-left="0cm" fo:margin-right="0cm" fo:margin-top="0.423cm" fo:margin-bottom="0.282cm" style:contextual-spacing="true" fo:text-indent="0cm" style:auto-text-indent="false"/>
      <style:text-properties officeooo:paragraph-rsid="00255dba"/>
    </style:style>
    <style:style style:name="P18" style:family="paragraph" style:parent-style-name="List_20_Paragraph">
      <style:paragraph-properties fo:margin-left="0cm" fo:margin-right="0cm" fo:margin-top="0.423cm" fo:margin-bottom="0.282cm" style:contextual-spacing="true" fo:text-indent="0cm" style:auto-text-indent="false"/>
      <style:text-properties officeooo:paragraph-rsid="00293245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paragraph-properties fo:margin-top="0.423cm" fo:margin-bottom="0.282cm" style:contextual-spacing="false"/>
    </style:style>
    <style:style style:name="P21" style:family="paragraph" style:parent-style-name="Standard">
      <style:paragraph-properties fo:margin-top="0.423cm" fo:margin-bottom="0.282cm" style:contextual-spacing="false"/>
      <style:text-properties officeooo:paragraph-rsid="001b12a2"/>
    </style:style>
    <style:style style:name="P22" style:family="paragraph" style:parent-style-name="Standard">
      <style:paragraph-properties fo:margin-top="0.423cm" fo:margin-bottom="0.282cm" style:contextual-spacing="false"/>
      <style:text-properties officeooo:paragraph-rsid="001bd04f"/>
    </style:style>
    <style:style style:name="P23" style:family="paragraph" style:parent-style-name="Standard">
      <style:paragraph-properties fo:margin-top="0.423cm" fo:margin-bottom="0.282cm" style:contextual-spacing="false"/>
      <style:text-properties officeooo:paragraph-rsid="001dc353"/>
    </style:style>
    <style:style style:name="P24" style:family="paragraph" style:parent-style-name="Standard">
      <style:paragraph-properties fo:margin-top="0.423cm" fo:margin-bottom="0.282cm" style:contextual-spacing="false"/>
      <style:text-properties officeooo:paragraph-rsid="001e74d2"/>
    </style:style>
    <style:style style:name="P25" style:family="paragraph" style:parent-style-name="Standard" style:master-page-name="">
      <loext:graphic-properties draw:fill="none"/>
      <style:paragraph-properties fo:margin-left="-0.101cm" fo:margin-right="0cm" fo:margin-top="0.423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</style:style>
    <style:style style:name="P26" style:family="paragraph" style:parent-style-name="Standard" style:master-page-name="">
      <loext:graphic-properties draw:fill="none"/>
      <style:paragraph-properties fo:margin-left="-0.101cm" fo:margin-right="0cm" fo:margin-top="0.423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</style:style>
    <style:style style:name="P27" style:family="paragraph" style:parent-style-name="Standard">
      <style:paragraph-properties fo:margin-left="0cm" fo:margin-right="0cm" fo:margin-top="0.423cm" fo:margin-bottom="0.282cm" style:contextual-spacing="true" fo:text-indent="0cm" style:auto-text-indent="false"/>
      <style:text-properties officeooo:paragraph-rsid="00255dba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e74d2" style:font-size-asian="12pt" style:font-size-complex="12pt"/>
    </style:style>
    <style:style style:name="T5" style:family="text">
      <style:text-properties fo:font-size="12pt" officeooo:rsid="001ffc63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4e3e0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ffc63" style:font-size-asian="12pt" style:font-weight-asian="bold" style:font-size-complex="12pt" style:font-weight-complex="bold"/>
    </style:style>
    <style:style style:name="T10" style:family="text">
      <style:text-properties fo:font-size="12pt" fo:font-weight="normal" officeooo:rsid="0014e3e0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/>
    </style:style>
    <style:style style:name="T12" style:family="text">
      <style:text-properties fo:font-size="22pt" style:font-size-asian="22pt" style:font-size-complex="12pt"/>
    </style:style>
    <style:style style:name="T13" style:family="text">
      <style:text-properties style:text-position="sub 58%" fo:font-size="12pt" style:font-size-asian="12pt" style:font-size-complex="12pt"/>
    </style:style>
    <style:style style:name="T14" style:family="text">
      <style:text-properties style:text-position="sub 58%" fo:font-size="12pt" officeooo:rsid="001dc353" style:font-size-asian="12pt" style:font-size-complex="12pt"/>
    </style:style>
    <style:style style:name="T15" style:family="text">
      <style:text-properties style:text-position="sub 58%" fo:font-size="12pt" officeooo:rsid="0014e3e0" style:font-size-asian="10.5pt" style:font-size-complex="12pt"/>
    </style:style>
    <style:style style:name="T16" style:family="text">
      <style:text-properties style:text-position="sub 58%" fo:font-size="12pt" officeooo:rsid="001e74d2" style:font-size-asian="10.5pt" style:font-size-complex="12pt"/>
    </style:style>
    <style:style style:name="T17" style:family="text">
      <style:text-properties style:text-position="sub 58%" style:font-name="Arial" fo:font-size="12pt" style:font-size-asian="12pt" style:font-name-complex="Arial2" style:font-size-complex="12pt"/>
    </style:style>
    <style:style style:name="T18" style:family="text">
      <style:text-properties style:text-position="sub 58%" style:font-name="Arial" fo:font-size="12pt" officeooo:rsid="001867e7" style:font-size-asian="12pt" style:font-name-complex="Arial2" style:font-size-complex="12pt"/>
    </style:style>
    <style:style style:name="T19" style:family="text">
      <style:text-properties style:text-position="sub 58%" style:font-name="Arial" fo:font-size="12pt" style:font-size-asian="12pt" style:font-name-complex="Arial2" style:font-size-complex="17.5pt"/>
    </style:style>
    <style:style style:name="T20" style:family="text">
      <style:text-properties style:text-position="sub 58%" style:font-name="Arial" fo:font-size="12pt" style:font-size-asian="10.5pt" style:font-name-complex="Arial2" style:font-size-complex="12pt"/>
    </style:style>
    <style:style style:name="T21" style:family="text">
      <style:text-properties style:text-position="sub 58%" style:font-name="Arial" fo:font-size="12pt" officeooo:rsid="0014e3e0" style:font-size-asian="10.5pt" style:font-name-complex="Arial2" style:font-size-complex="12pt"/>
    </style:style>
    <style:style style:name="T22" style:family="text">
      <style:text-properties style:text-position="sub 58%" style:font-name="Arial" fo:font-size="12pt" officeooo:rsid="001867e7" style:font-size-asian="10.5pt" style:font-name-complex="Arial2" style:font-size-complex="12pt"/>
    </style:style>
    <style:style style:name="T23" style:family="text">
      <style:text-properties style:text-position="sub 58%" style:font-name="Arial" fo:font-size="12pt" officeooo:rsid="001dc353" style:font-size-asian="10.5pt" style:font-name-complex="Arial2" style:font-size-complex="12pt"/>
    </style:style>
    <style:style style:name="T24" style:family="text">
      <style:text-properties style:text-position="sub 58%" style:font-name="Arial" fo:font-size="17.5pt" style:font-size-asian="17.5pt" style:font-name-complex="Arial2" style:font-size-complex="17.5pt"/>
    </style:style>
    <style:style style:name="T25" style:family="text">
      <style:text-properties style:text-position="sub 58%" style:font-name="Arial" fo:font-size="17.5pt" officeooo:rsid="001e74d2" style:font-size-asian="17.5pt" style:font-name-complex="Arial2" style:font-size-complex="17.5pt"/>
    </style:style>
    <style:style style:name="T26" style:family="text">
      <style:text-properties style:text-position="sub 58%" style:font-name="Arial" fo:font-size="17.5pt" officeooo:rsid="00203cfd" style:font-size-asian="17.5pt" style:font-name-complex="Arial2" style:font-size-complex="17.5pt"/>
    </style:style>
    <style:style style:name="T27" style:family="text">
      <style:text-properties style:text-position="sub 58%" style:font-name="Arial" fo:font-size="16pt" style:font-size-asian="16pt" style:font-name-complex="Arial2" style:font-size-complex="16pt"/>
    </style:style>
    <style:style style:name="T28" style:family="text">
      <style:text-properties style:text-position="sub 58%" style:font-name="Arial" fo:font-size="16pt" officeooo:rsid="0014e3e0" style:font-size-asian="16pt" style:font-name-complex="Arial2" style:font-size-complex="16pt"/>
    </style:style>
    <style:style style:name="T29" style:family="text">
      <style:text-properties style:text-position="sub 58%" style:font-name="Arial" fo:font-size="16pt" officeooo:rsid="001b12a2" style:font-size-asian="16pt" style:font-name-complex="Arial2" style:font-size-complex="16pt"/>
    </style:style>
    <style:style style:name="T30" style:family="text">
      <style:text-properties style:text-position="sub 58%" style:font-name="Arial" fo:font-size="16pt" officeooo:rsid="001dc353" style:font-size-asian="16pt" style:font-name-complex="Arial2" style:font-size-complex="16pt"/>
    </style:style>
    <style:style style:name="T31" style:family="text">
      <style:text-properties style:text-position="sub 58%" style:font-name="Arial" officeooo:rsid="001bd04f" style:font-name-complex="Arial2"/>
    </style:style>
    <style:style style:name="T32" style:family="text">
      <style:text-properties style:text-position="sub 58%" style:font-name="Arial" fo:font-size="10pt" style:font-size-asian="10pt" style:font-name-complex="Arial2" style:font-size-complex="10pt"/>
    </style:style>
    <style:style style:name="T33" style:family="text">
      <style:text-properties style:text-position="sub 58%" style:font-name="Arial" fo:font-size="15pt" style:font-size-asian="15pt" style:font-name-complex="Arial2" style:font-size-complex="15pt"/>
    </style:style>
    <style:style style:name="T34" style:family="text">
      <style:text-properties style:text-position="sub 58%" style:font-name="Arial" fo:font-size="15pt" officeooo:rsid="00203cfd" style:font-size-asian="15pt" style:font-name-complex="Arial2" style:font-size-complex="15pt"/>
    </style:style>
    <style:style style:name="T35" style:family="text">
      <style:text-properties style:text-position="sub 58%" style:font-name="sans-serif" fo:font-size="13.8000001907349pt" officeooo:rsid="001867e7" style:font-size-asian="12pt" style:font-name-complex="Arial2" style:font-size-complex="12pt"/>
    </style:style>
    <style:style style:name="T36" style:family="text">
      <style:text-properties style:text-position="sub 58%" style:font-name="sans-serif" fo:font-size="13.8000001907349pt" officeooo:rsid="0014e3e0" style:font-size-asian="12pt" style:font-name-complex="Arial2" style:font-size-complex="12pt"/>
    </style:style>
    <style:style style:name="T37" style:family="text">
      <style:text-properties style:text-position="sub 58%" style:font-name="sans-serif" fo:font-size="13.8000001907349pt" officeooo:rsid="001bd04f" style:font-size-asian="12pt" style:font-name-complex="Arial2" style:font-size-complex="12pt"/>
    </style:style>
    <style:style style:name="T38" style:family="text">
      <style:text-properties style:text-position="sub 58%" style:font-name="sans-serif" fo:font-size="13.8000001907349pt" officeooo:rsid="0014e3e0" style:font-size-asian="10.5pt" style:font-name-complex="Arial2" style:font-size-complex="12pt"/>
    </style:style>
    <style:style style:name="T39" style:family="text">
      <style:text-properties style:text-position="sub 58%" style:font-name="sans-serif" fo:font-size="13.8000001907349pt" officeooo:rsid="001bd04f" style:font-size-asian="10.5pt" style:font-name-complex="Arial2" style:font-size-complex="12pt"/>
    </style:style>
    <style:style style:name="T40" style:family="text">
      <style:text-properties style:text-position="sub 58%" style:font-name="sans-serif" fo:font-size="13.8000001907349pt" style:font-name-complex="Arial2"/>
    </style:style>
    <style:style style:name="T41" style:family="text">
      <style:text-properties style:text-position="sub 58%" style:font-name="sans-serif" fo:font-size="13.8000001907349pt" officeooo:rsid="001bd04f" style:font-name-complex="Arial2"/>
    </style:style>
    <style:style style:name="T42" style:family="text">
      <style:text-properties style:text-position="sub 58%" style:font-name="sans-serif" fo:font-size="13.8000001907349pt" style:font-size-asian="16pt" style:font-name-complex="Arial2" style:font-size-complex="16pt"/>
    </style:style>
    <style:style style:name="T43" style:family="text">
      <style:text-properties style:text-position="sub 58%" style:font-name="sans-serif" fo:font-size="13.8000001907349pt" officeooo:rsid="0014e3e0" style:font-size-asian="16pt" style:font-name-complex="Arial2" style:font-size-complex="16pt"/>
    </style:style>
    <style:style style:name="T44" style:family="text">
      <style:text-properties style:text-position="sub 58%" style:font-name="sans-serif" style:font-size-asian="10.5pt" style:font-name-complex="Arial2"/>
    </style:style>
    <style:style style:name="T45" style:family="text">
      <style:text-properties style:text-position="sub 58%" style:font-name="sans-serif" fo:font-size="12pt" officeooo:rsid="001ffc63" style:font-size-asian="10.5pt" style:font-name-complex="Arial2" style:font-size-complex="12pt"/>
    </style:style>
    <style:style style:name="T46" style:family="text">
      <style:text-properties style:text-position="sub 58%" style:font-name="sans-serif" fo:font-size="16pt" officeooo:rsid="00203cfd" style:font-size-asian="16pt" style:font-name-complex="Arial2" style:font-size-complex="16pt"/>
    </style:style>
    <style:style style:name="T47" style:family="text">
      <style:text-properties style:text-position="sub 58%" fo:font-size="13pt" style:font-size-asian="13pt" style:font-size-complex="13pt"/>
    </style:style>
    <style:style style:name="T48" style:family="text">
      <style:text-properties style:text-position="sub 58%" fo:font-size="13pt" officeooo:rsid="00277f22" style:font-size-asian="13pt" style:font-size-complex="13pt"/>
    </style:style>
    <style:style style:name="T49" style:family="text">
      <style:text-properties style:text-position="sub 58%" fo:font-size="13pt" officeooo:rsid="00293245" style:font-size-asian="13pt" style:font-size-complex="13pt"/>
    </style:style>
    <style:style style:name="T50" style:family="text">
      <style:text-properties style:font-name="Arial" fo:font-size="17.5pt" style:font-size-asian="17.5pt" style:font-name-complex="Arial2" style:font-size-complex="17.5pt"/>
    </style:style>
    <style:style style:name="T51" style:family="text">
      <style:text-properties style:font-name="Arial" fo:font-size="16pt" style:font-size-asian="16pt" style:font-name-complex="Arial2" style:font-size-complex="16pt"/>
    </style:style>
    <style:style style:name="T52" style:family="text">
      <style:text-properties style:font-name="Arial" fo:font-size="12pt" style:font-size-asian="12pt" style:font-name-complex="Arial2" style:font-size-complex="16pt"/>
    </style:style>
    <style:style style:name="T53" style:family="text">
      <style:text-properties style:font-name="Arial" fo:font-size="12pt" style:font-size-asian="12pt" style:font-name-complex="Arial2" style:font-size-complex="12pt"/>
    </style:style>
    <style:style style:name="T54" style:family="text">
      <style:text-properties style:font-name="Arial" fo:font-size="15pt" style:font-size-asian="15pt" style:font-name-complex="Arial2" style:font-size-complex="15pt"/>
    </style:style>
    <style:style style:name="T55" style:family="text">
      <style:text-properties style:font-name="Arial" fo:font-size="15pt" officeooo:rsid="00203cfd" style:font-size-asian="15pt" style:font-name-complex="Arial2" style:font-size-complex="15pt"/>
    </style:style>
    <style:style style:name="T56" style:family="text">
      <style:text-properties style:font-name="Arial" fo:font-size="10pt" style:font-size-asian="10pt" style:font-name-complex="Arial2" style:font-size-complex="10pt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style:text-position="super 58%" fo:font-size="12pt" officeooo:rsid="0014e3e0" style:font-size-asian="10.5pt" style:font-size-complex="12pt"/>
    </style:style>
    <style:style style:name="T59" style:family="text">
      <style:text-properties style:text-position="0% 100%" fo:font-size="12pt" officeooo:rsid="0014e3e0" style:font-size-asian="10.5pt" style:font-size-complex="12pt"/>
    </style:style>
    <style:style style:name="T60" style:family="text">
      <style:text-properties style:text-position="0% 100%" fo:font-size="12pt" officeooo:rsid="001bd04f" style:font-size-asian="10.5pt" style:font-size-complex="12pt"/>
    </style:style>
    <style:style style:name="T61" style:family="text">
      <style:text-properties style:text-position="0% 100%" fo:font-size="12pt" officeooo:rsid="001e74d2" style:font-size-asian="10.5pt" style:font-size-complex="12pt"/>
    </style:style>
    <style:style style:name="T62" style:family="text">
      <style:text-properties style:text-position="0% 100%" fo:font-size="12pt" officeooo:rsid="001a2ca1" style:font-size-asian="12pt" style:font-size-complex="12pt"/>
    </style:style>
    <style:style style:name="T63" style:family="text">
      <style:text-properties style:text-position="0% 100%" style:font-name="Arial" fo:font-size="17.5pt" officeooo:rsid="0014e3e0" style:font-size-asian="17.5pt" style:font-name-complex="Arial2" style:font-size-complex="17.5pt"/>
    </style:style>
    <style:style style:name="T64" style:family="text">
      <style:text-properties style:text-position="0% 100%" style:font-name="Arial" fo:font-size="16pt" officeooo:rsid="0014e3e0" style:font-size-asian="16pt" style:font-name-complex="Arial2" style:font-size-complex="16pt"/>
    </style:style>
    <style:style style:name="T65" style:family="text">
      <style:text-properties style:text-position="0% 100%" style:font-name="Arial" fo:font-size="16pt" officeooo:rsid="00161dda" style:font-size-asian="16pt" style:font-name-complex="Arial2" style:font-size-complex="16pt"/>
    </style:style>
    <style:style style:name="T66" style:family="text">
      <style:text-properties style:text-position="0% 100%" style:font-name="Arial" fo:font-size="16pt" officeooo:rsid="001867e7" style:font-size-asian="16pt" style:font-name-complex="Arial2" style:font-size-complex="16pt"/>
    </style:style>
    <style:style style:name="T67" style:family="text">
      <style:text-properties style:text-position="0% 100%" style:font-name="Arial" fo:font-size="12pt" officeooo:rsid="0014e3e0" style:font-size-asian="10.5pt" style:font-name-complex="Arial2" style:font-size-complex="12pt"/>
    </style:style>
    <style:style style:name="T68" style:family="text">
      <style:text-properties style:text-position="0% 100%" style:font-name="Arial" fo:font-size="12pt" officeooo:rsid="001bd04f" style:font-size-asian="10.5pt" style:font-name-complex="Arial2" style:font-size-complex="12pt"/>
    </style:style>
    <style:style style:name="T69" style:family="text">
      <style:text-properties style:text-position="0% 100%" style:font-name="Arial" fo:font-size="12pt" officeooo:rsid="001dc353" style:font-size-asian="10.5pt" style:font-name-complex="Arial2" style:font-size-complex="12pt"/>
    </style:style>
    <style:style style:name="T70" style:family="text">
      <style:text-properties style:text-position="0% 100%" style:font-name="Arial" fo:font-size="12pt" officeooo:rsid="0014e3e0" style:font-size-asian="12pt" style:font-name-complex="Arial2" style:font-size-complex="12pt"/>
    </style:style>
    <style:style style:name="T71" style:family="text">
      <style:text-properties style:text-position="0% 100%" style:font-name="Arial" fo:font-size="12pt" officeooo:rsid="00161dda" style:font-size-asian="12pt" style:font-name-complex="Arial2" style:font-size-complex="12pt"/>
    </style:style>
    <style:style style:name="T72" style:family="text">
      <style:text-properties style:text-position="0% 100%" style:font-name="Arial" fo:font-size="12pt" officeooo:rsid="001867e7" style:font-size-asian="12pt" style:font-name-complex="Arial2" style:font-size-complex="12pt"/>
    </style:style>
    <style:style style:name="T73" style:family="text">
      <style:text-properties style:text-position="0% 100%" style:font-name="Arial" style:font-name-complex="Arial2"/>
    </style:style>
    <style:style style:name="T74" style:family="text">
      <style:text-properties style:text-position="0% 100%" style:font-name="Arial" officeooo:rsid="001bd04f" style:font-name-complex="Arial2"/>
    </style:style>
    <style:style style:name="T75" style:family="text">
      <style:text-properties style:text-position="0% 100%" style:font-name="sans-serif" fo:font-size="13.8000001907349pt" style:font-size-asian="12pt" style:font-name-complex="Arial2" style:font-size-complex="12pt"/>
    </style:style>
    <style:style style:name="T76" style:family="text">
      <style:text-properties style:text-position="0% 100%" style:font-name="sans-serif" fo:font-size="13.8000001907349pt" officeooo:rsid="0014e3e0" style:font-size-asian="12pt" style:font-name-complex="Arial2" style:font-size-complex="12pt"/>
    </style:style>
    <style:style style:name="T77" style:family="text">
      <style:text-properties style:text-position="0% 100%" style:font-name="sans-serif" fo:font-size="13.8000001907349pt" officeooo:rsid="001dc353" style:font-size-asian="12pt" style:font-name-complex="Arial2" style:font-size-complex="12pt"/>
    </style:style>
    <style:style style:name="T78" style:family="text">
      <style:text-properties style:text-position="0% 100%" style:font-name="sans-serif" fo:font-size="13.8000001907349pt" officeooo:rsid="001e74d2" style:font-size-asian="12pt" style:font-name-complex="Arial2" style:font-size-complex="12pt"/>
    </style:style>
    <style:style style:name="T79" style:family="text">
      <style:text-properties style:text-position="0% 100%" style:font-name="sans-serif" fo:font-size="13.8000001907349pt" officeooo:rsid="0014e3e0" style:font-size-asian="10.5pt" style:font-size-complex="12pt"/>
    </style:style>
    <style:style style:name="T80" style:family="text">
      <style:text-properties style:text-position="0% 100%" style:font-name="sans-serif" fo:font-size="13.8000001907349pt" style:font-name-complex="Arial2"/>
    </style:style>
    <style:style style:name="T81" style:family="text">
      <style:text-properties style:text-position="0% 100%" style:font-name="sans-serif" fo:font-size="13.8000001907349pt" officeooo:rsid="001bd04f" style:font-name-complex="Arial2"/>
    </style:style>
    <style:style style:name="T82" style:family="text">
      <style:text-properties style:text-position="0% 100%" style:font-name="sans-serif" fo:font-size="20pt" style:font-size-asian="20pt" style:font-name-complex="Arial2" style:font-size-complex="20pt"/>
    </style:style>
    <style:style style:name="T83" style:family="text">
      <style:text-properties style:text-position="0% 100%" style:font-name="sans-serif" fo:font-size="20pt" officeooo:rsid="001ffc63" style:font-size-asian="20pt" style:font-name-complex="Arial2" style:font-size-complex="20pt"/>
    </style:style>
    <style:style style:name="T84" style:family="text">
      <style:text-properties style:text-position="0% 100%" style:font-name="Arial1" fo:font-size="12pt" officeooo:rsid="001a2ca1" style:font-size-asian="12pt" style:font-size-complex="12pt"/>
    </style:style>
    <style:style style:name="T85" style:family="text">
      <style:text-properties style:text-position="0% 100%" fo:font-size="13pt" officeooo:rsid="00277f22" style:font-size-asian="13pt" style:font-size-complex="13pt"/>
    </style:style>
    <style:style style:name="T86" style:family="text">
      <style:text-properties style:text-position="0% 100%" fo:font-size="13pt" officeooo:rsid="00293245" style:font-size-asian="13pt" style:font-size-complex="13pt"/>
    </style:style>
    <style:style style:name="T87" style:family="text">
      <style:text-properties style:font-name="sans-serif" fo:font-size="12pt" style:font-size-asian="12pt" style:font-name-complex="Arial2" style:font-size-complex="12pt"/>
    </style:style>
    <style:style style:name="T88" style:family="text">
      <style:text-properties style:font-name="sans-serif" fo:font-size="10.8000001907349pt"/>
    </style:style>
    <style:style style:name="T89" style:family="text">
      <style:text-properties style:font-name="sans-serif" fo:font-size="10.8000001907349pt" fo:font-weight="normal" officeooo:rsid="0014e3e0" style:font-size-asian="12pt" style:font-weight-asian="normal" style:font-size-complex="12pt" style:font-weight-complex="normal"/>
    </style:style>
    <style:style style:name="T90" style:family="text">
      <style:text-properties style:font-name="sans-serif" fo:font-size="13.8000001907349pt" style:font-size-asian="12pt" style:font-name-complex="Arial2" style:font-size-complex="12pt"/>
    </style:style>
    <style:style style:name="T91" style:family="text">
      <style:text-properties fo:font-size="16pt" style:font-size-asian="16pt" style:font-size-complex="16pt"/>
    </style:style>
    <style:style style:name="T92" style:family="text">
      <style:text-properties style:font-name="Arial1" fo:font-size="12pt" officeooo:rsid="001dc353" style:font-size-asian="12pt" style:font-size-complex="12pt"/>
    </style:style>
    <style:style style:name="T93" style:family="text">
      <style:text-properties officeooo:rsid="00203cfd"/>
    </style:style>
    <style:style style:name="T94" style:family="text">
      <style:text-properties fo:font-size="13pt" style:font-size-asian="13pt" style:font-size-complex="13pt"/>
    </style:style>
    <style:style style:name="T95" style:family="text">
      <style:text-properties fo:font-size="13pt" officeooo:rsid="00277f22" style:font-size-asian="13pt" style:font-size-complex="13pt"/>
    </style:style>
    <style:style style:name="T96" style:family="text">
      <style:text-properties officeooo:rsid="0020805a"/>
    </style:style>
    <style:style style:name="T97" style:family="text">
      <style:text-properties fo:color="#000000" loext:opacity="100%" style:text-outline="false" style:text-line-through-style="none" style:text-line-through-type="none" style:font-name="sans-serif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98" style:family="text">
      <style:text-properties fo:color="#000000" loext:opacity="100%" style:text-outline="false" style:text-line-through-style="none" style:text-line-through-type="none" style:font-name="sans-serif1" fo:font-size="16pt" fo:font-style="normal" fo:text-shadow="none" style:text-underline-style="none" fo:font-weight="normal" style:font-size-asian="16pt" style:font-style-asian="normal" style:font-weight-asian="normal" style:font-size-complex="16pt" style:text-emphasize="none"/>
    </style:style>
    <style:style style:name="T99" style:family="text">
      <style:text-properties fo:color="#000000" loext:opacity="100%" style:text-outline="false" style:text-line-through-style="none" style:text-line-through-type="none" style:text-position="0% 100%" style:font-name="Arial" fo:font-size="13pt" fo:font-style="normal" fo:text-shadow="none" style:text-underline-style="none" fo:font-weight="normal" officeooo:rsid="00277f22" style:font-size-asian="13pt" style:font-style-asian="normal" style:font-weight-asian="normal" style:font-size-complex="13pt" style:text-emphasize="none"/>
    </style:style>
    <style:style style:name="T100" style:family="text">
      <style:text-properties fo:color="#000000" loext:opacity="100%" style:text-outline="false" style:text-line-through-style="none" style:text-line-through-type="none" style:text-position="0% 100%" style:font-name="Arial" fo:font-size="13pt" fo:font-style="normal" fo:text-shadow="none" style:text-underline-style="none" fo:font-weight="normal" officeooo:rsid="00293245" style:font-size-asian="13pt" style:font-style-asian="normal" style:font-weight-asian="normal" style:font-size-complex="13pt" style:text-emphasize="none"/>
    </style:style>
    <style:style style:name="T101" style:family="text"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normal" officeooo:rsid="00277f22" style:font-size-asian="16pt" style:font-style-asian="normal" style:font-weight-asian="normal" style:font-size-complex="16pt" style:text-emphasize="none"/>
    </style:style>
    <style:style style:name="T102" style:family="text"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03" style:family="text">
      <style:text-properties fo:color="#000000" loext:opacity="100%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104" style:family="text">
      <style:text-properties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05" style:family="text"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06" style:family="text"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277f22" style:font-size-asian="11pt" style:font-style-asian="normal" style:font-weight-asian="normal" style:text-emphasize="none"/>
    </style:style>
    <style:style style:name="T107" style:family="text">
      <style:text-properties fo:color="#000000" loext:opacity="100%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T108" style:family="text">
      <style:text-properties fo:color="#000000" loext:opacity="100%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text-emphasize="none"/>
    </style:style>
    <style:style style:name="T109" style:family="text"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10" style:family="text"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277f22" style:font-size-asian="13pt" style:font-style-asian="normal" style:font-weight-asian="normal" style:font-size-complex="13pt" style:text-emphasize="none"/>
    </style:style>
    <style:style style:name="T111" style:family="text"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officeooo:rsid="00293245" style:font-size-asian="13pt" style:font-style-asian="normal" style:font-weight-asian="normal" style:font-size-complex="13pt" style:text-emphasize="none"/>
    </style:style>
    <style:style style:name="T112" style:family="text">
      <style:text-properties fo:color="#000000" loext:opacity="100%" style:text-outline="false" style:text-line-through-style="none" style:text-line-through-type="none" style:text-position="-7% 100%" style:font-name="Arial" fo:font-size="15pt" fo:font-style="normal" fo:text-shadow="none" style:text-underline-style="none" fo:font-weight="normal" style:font-size-asian="15pt" style:font-style-asian="normal" style:font-weight-asian="normal" style:text-emphasize="none"/>
    </style:style>
    <style:style style:name="T113" style:family="text">
      <style:text-properties fo:color="#000000" loext:opacity="100%" style:text-outline="false" style:text-line-through-style="none" style:text-line-through-type="none" style:text-position="-5% 100%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4" style:family="text">
      <style:text-properties fo:color="#000000" loext:opacity="100%" style:text-outline="false" style:text-line-through-style="none" style:text-line-through-type="none" style:text-position="-5% 100%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15" style:family="text">
      <style:text-properties fo:color="#000000" loext:opacity="100%" style:text-outline="false" style:text-line-through-style="none" style:text-line-through-type="none" style:text-position="sub 58%" style:font-name="sans-serif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16" style:family="text">
      <style:text-properties fo:color="#000000" loext:opacity="100%" style:text-outline="false" style:text-line-through-style="none" style:text-line-through-type="none" style:text-position="sub 58%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7" style:family="text">
      <style:text-properties fo:color="#000000" loext:opacity="100%" style:text-outline="false" style:text-line-through-style="none" style:text-line-through-type="none" style:text-position="sub 58%" style:font-name="Arial" fo:font-size="13pt" fo:font-style="normal" fo:text-shadow="none" style:text-underline-style="none" fo:font-weight="normal" officeooo:rsid="00277f22" style:font-size-asian="13pt" style:font-style-asian="normal" style:font-weight-asian="normal" style:font-size-complex="13pt" style:text-emphasize="none"/>
    </style:style>
    <style:style style:name="T118" style:family="text">
      <style:text-properties fo:color="#000000" loext:opacity="100%" style:text-outline="false" style:text-line-through-style="none" style:text-line-through-type="none" style:text-position="sub 58%" style:font-name="Arial" fo:font-size="16pt" fo:font-style="normal" fo:text-shadow="none" style:text-underline-style="none" fo:font-weight="normal" officeooo:rsid="00277f22" style:font-size-asian="16pt" style:font-style-asian="normal" style:font-weight-asian="normal" style:font-size-complex="16pt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style:text-position="-2% 100%" style:font-name="sans-serif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style:text-position="-2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style:text-position="-5% 100%" style:font-name="sans-serif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style:text-position="-5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style:text-position="-5% 100%" style:font-name="Arial" fo:font-size="14pt" fo:font-style="normal" fo:text-shadow="none" style:text-underline-style="none" fo:font-weight="normal" officeooo:rsid="00293245" style:font-size-asian="14pt" style:font-style-asian="normal" style:font-weight-asian="normal" style:font-size-complex="14pt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style:text-position="-9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25" style:family="text">
      <style:text-properties style:use-window-font-color="true" loext:opacity="0%" style:text-outline="false" style:text-line-through-style="none" style:text-line-through-type="none" style:text-position="0% 100%" style:font-name="sans-serif1" fo:font-size="14pt" fo:font-style="normal" fo:text-shadow="none" style:text-underline-style="none" fo:font-weight="normal" officeooo:rsid="0023be11" style:font-size-asian="14pt" style:font-style-asian="normal" style:font-weight-asian="normal" style:font-name-complex="Arial2" style:font-size-complex="14pt" style:text-emphasize="none"/>
    </style:style>
    <style:style style:name="T126" style:family="text">
      <style:text-properties style:use-window-font-color="true" loext:opacity="0%" style:text-outline="false" style:text-line-through-style="none" style:text-line-through-type="none" style:text-position="sub 58%" style:font-name="sans-serif1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127" style:family="text">
      <style:text-properties style:use-window-font-color="true" loext:opacity="0%" style:text-outline="false" style:text-line-through-style="none" style:text-line-through-type="none" style:text-position="sub 58%" style:font-name="sans-serif1" fo:font-size="13pt" fo:font-style="normal" fo:text-shadow="none" style:text-underline-style="none" fo:font-weight="normal" officeooo:rsid="00258133" style:font-size-asian="13pt" style:font-style-asian="normal" style:font-weight-asian="normal" style:font-size-complex="13pt" style:text-emphasize="none"/>
    </style:style>
    <style:style style:name="T128" style:family="text">
      <style:text-properties style:use-window-font-color="true" loext:opacity="0%" style:text-outline="false" style:text-line-through-style="none" style:text-line-through-type="none" style:text-position="sub 58%" style:font-name="sans-serif1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29" style:family="text">
      <style:text-properties style:use-window-font-color="true" loext:opacity="0%" style:text-outline="false" style:text-line-through-style="none" style:text-line-through-type="none" style:text-position="sub 58%" style:font-name="sans-serif1" fo:font-size="14pt" fo:font-style="normal" fo:text-shadow="none" style:text-underline-style="none" fo:font-weight="normal" officeooo:rsid="00277f22" style:font-size-asian="14pt" style:font-style-asian="normal" style:font-weight-asian="normal" style:font-size-complex="14pt" style:text-emphasize="none"/>
    </style:style>
    <style:style style:name="T130" style:family="text">
      <style:text-properties style:use-window-font-color="true" loext:opacity="0%" style:text-outline="false" style:text-line-through-style="none" style:text-line-through-type="none" style:text-position="sub 58%" style:font-name="sans-serif1" fo:font-size="14pt" fo:font-style="normal" fo:text-shadow="none" style:text-underline-style="none" fo:font-weight="normal" officeooo:rsid="00293245" style:font-size-asian="14pt" style:font-style-asian="normal" style:font-weight-asian="normal" style:font-size-complex="14pt" style:text-emphasize="none"/>
    </style:style>
    <style:style style:name="T131" style:family="text">
      <style:text-properties style:use-window-font-color="true" loext:opacity="0%"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32" style:family="text">
      <style:text-properties style:use-window-font-color="true" loext:opacity="0%" style:text-outline="false" style:text-line-through-style="none" style:text-line-through-type="none" style:text-position="sub 58%" style:font-name="Arial" fo:font-size="14pt" fo:font-style="normal" fo:text-shadow="none" style:text-underline-style="none" fo:font-weight="normal" officeooo:rsid="00255dba" style:font-size-asian="14pt" style:font-style-asian="normal" style:font-weight-asian="normal" style:font-size-complex="14pt" style:text-emphasize="none"/>
    </style:style>
    <style:style style:name="T133" style:family="text">
      <style:text-properties style:use-window-font-color="true" loext:opacity="0%" style:text-outline="false" style:text-line-through-style="none" style:text-line-through-type="none" style:font-name="sans-serif1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34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35" style:family="text">
      <style:text-properties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36" style:family="text">
      <style:text-properties style:use-window-font-color="true" loext:opacity="0%" style:text-outline="false" style:text-line-through-style="none" style:text-line-through-type="none" style:text-position="-7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37" style:family="text">
      <style:text-properties style:use-window-font-color="true" loext:opacity="0%" style:text-outline="false" style:text-line-through-style="none" style:text-line-through-type="none" style:text-position="-7% 100%" style:font-name="sans-serif1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138" style:family="text">
      <style:text-properties officeooo:rsid="00255dba"/>
    </style:style>
    <style:style style:name="T139" style:family="text">
      <style:text-properties officeooo:rsid="00277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Standard"><text:span text:style-name="T1">Punto 2) 1)</text:span></text:p>
      <text:list xml:id="list2122310992" text:style-name="WWNum1">
        <text:list-item>
          <text:p text:style-name="P1"><text:span text:style-name="T2">Encontrar el código y el nombre de los artículos cuyo precio no sea mayor a 1050</text:span></text:p>
        </text:list-item>
      </text:list>
      <text:p text:style-name="P2"><text:span text:style-name="T11">Π </text:span><text:span text:style-name="T13">cad_a, nombre </text:span><text:span text:style-name="T3">( </text:span><text:span text:style-name="markedcontent"><text:span text:style-name="T50">σ </text:span></text:span><text:span text:style-name="markedcontent"><text:span text:style-name="T17">precio </text:span></text:span><text:span text:style-name="T13">&lt; 1050 </text:span><text:span text:style-name="T62">(A)</text:span><text:span text:style-name="T13"> </text:span><text:span text:style-name="T3">)</text:span></text:p>
      <text:p text:style-name="P3"/>
      <text:p text:style-name="P3"/>
      <text:list xml:id="list111539589193392" text:continue-numbering="true" text:style-name="WWNum1">
        <text:list-item>
          <text:p text:style-name="P4"><text:span text:style-name="T3">Obtener el id y nombre de los clientes que realizaron pedidos cuyo monto es mayor a 25000 y no pidieron el articulo art3.</text:span></text:p>
          <text:p text:style-name="P5"><text:span text:style-name="T12">Π</text:span><text:span text:style-name="T13"> id_c, nombre </text:span><text:span text:style-name="T3">( C </text:span><text:span text:style-name="markedcontent"><text:span text:style-name="T65">|×|</text:span></text:span><text:span text:style-name="markedcontent"><text:span text:style-name="T20">C.id_c</text:span></text:span><text:span text:style-name="markedcontent"><text:span text:style-name="T22"> = </text:span></text:span><text:span text:style-name="markedcontent"><text:span text:style-name="T35">β</text:span></text:span><text:span text:style-name="markedcontent"><text:span text:style-name="T22">.</text:span></text:span><text:span text:style-name="markedcontent"><text:span text:style-name="T20">id_c </text:span></text:span><text:span text:style-name="markedcontent"><text:span text:style-name="T75">β )</text:span></text:span></text:p>
          <text:p text:style-name="P12"><text:span text:style-name="markedcontent"><text:span text:style-name="T90">β</text:span></text:span><text:span text:style-name="markedcontent"><text:span text:style-name="T53"> ←</text:span></text:span><text:span text:style-name="markedcontent"><text:span text:style-name="T52">(</text:span></text:span><text:span text:style-name="markedcontent"><text:span text:style-name="T50">σ </text:span></text:span><text:span text:style-name="markedcontent"><text:span text:style-name="T19">monto &gt; </text:span></text:span><text:span text:style-name="markedcontent"><text:span text:style-name="T17">25000 <text:s/></text:span></text:span><text:span text:style-name="markedcontent"><text:span text:style-name="T71">( P ) </text:span></text:span><text:span text:style-name="markedcontent"><text:span text:style-name="T65">|×|</text:span></text:span><text:span text:style-name="markedcontent"><text:span text:style-name="T22">P.cod_p = D.cod_p </text:span></text:span><text:span text:style-name="markedcontent"><text:span text:style-name="T72">(</text:span></text:span><text:span text:style-name="markedcontent"><text:span text:style-name="T66">σ</text:span></text:span><text:span text:style-name="markedcontent"><text:span text:style-name="T72"> </text:span></text:span><text:span text:style-name="markedcontent"><text:span text:style-name="T18">cod_a ≠ a3</text:span></text:span><text:span text:style-name="markedcontent"><text:span text:style-name="T72"> </text:span></text:span><text:span text:style-name="markedcontent"><text:span text:style-name="T71">( </text:span></text:span><text:span text:style-name="markedcontent"><text:span text:style-name="T72">D</text:span></text:span><text:span text:style-name="markedcontent"><text:span text:style-name="T71"> )</text:span></text:span></text:p>
          <text:p text:style-name="P11"><text:span text:style-name="markedcontent"><text:span text:style-name="T71"/></text:span></text:p>
        </text:list-item>
      </text:list>
      <text:p text:style-name="P9"/>
      <text:p text:style-name="P25"><text:span text:style-name="T6"><text:s text:c="6"/>c) <text:s text:c="2"/></text:span><text:span text:style-name="T3">Encontrar el código y nombre de los artículos hayan sido vendidos por “Juan” y comprados x “Claudia”</text:span></text:p>
      <text:p text:style-name="P22"><text:span text:style-name="T3"><text:s text:c="7"/></text:span><text:span text:style-name="T57">Π </text:span><text:span text:style-name="T15">cod_a, articulo </text:span><text:span text:style-name="T58"><text:s/></text:span><text:span text:style-name="T59">( ( ( <text:s/></text:span><text:span text:style-name="T79">ɸ </text:span><text:span text:style-name="markedcontent"><text:span text:style-name="T64">|×|</text:span></text:span><text:span text:style-name="markedcontent"><text:span text:style-name="T28"> </text:span></text:span><text:span text:style-name="markedcontent"><text:span text:style-name="T38">ɸ.</text:span></text:span><text:span text:style-name="markedcontent"><text:span text:style-name="T39">cod_p = D.cod_p</text:span></text:span><text:span text:style-name="markedcontent"><text:span text:style-name="T64"> </text:span></text:span><text:span text:style-name="markedcontent"><text:span text:style-name="T70">D </text:span></text:span><text:span text:style-name="T59">) </text:span><text:span text:style-name="markedcontent"><text:span text:style-name="T64">|×| </text:span></text:span><text:span text:style-name="markedcontent"><text:span text:style-name="T38">ɸ</text:span></text:span><text:span text:style-name="markedcontent"><text:span text:style-name="T39">D.cod_a = A.cod_a</text:span></text:span><text:span text:style-name="markedcontent"><text:span text:style-name="T64"> </text:span></text:span><text:span text:style-name="markedcontent"><text:span text:style-name="T70">A</text:span></text:span><text:span text:style-name="T59">) </text:span><text:span text:style-name="T60">)</text:span></text:p>
      <text:p text:style-name="P21"><text:span text:style-name="T3"><text:s text:c="6"/></text:span><text:span text:style-name="markedcontent"><text:span text:style-name="T90">β</text:span></text:span><text:span text:style-name="markedcontent"><text:span text:style-name="T53"> <text:s/>← </text:span></text:span><text:span text:style-name="T59">( ( </text:span><text:span text:style-name="markedcontent"><text:span text:style-name="T63">σ</text:span></text:span><text:span text:style-name="markedcontent"><text:span text:style-name="T21"> cliente = “Claudia”</text:span></text:span><text:span text:style-name="T15"> <text:s/></text:span><text:span text:style-name="T59">( C )) </text:span><text:span text:style-name="markedcontent"><text:span text:style-name="T64">|×|</text:span></text:span><text:span text:style-name="markedcontent"><text:span text:style-name="T29">C.id_c = P.id_c</text:span></text:span><text:span text:style-name="markedcontent"><text:span text:style-name="T67"> <text:s/>P</text:span></text:span><text:span text:style-name="T59"> )</text:span></text:p>
      <text:p text:style-name="P22"><text:span text:style-name="T59"><text:s text:c="6"/></text:span><text:bookmark text:name="page66R_mcid2"/><text:span text:style-name="T79">ɸ </text:span><text:span text:style-name="T59"><text:s/></text:span><text:span text:style-name="markedcontent"><text:span text:style-name="T70">←</text:span></text:span><text:span text:style-name="T59"> <text:s/></text:span><text:span text:style-name="T60">( <text:s/></text:span><text:span text:style-name="markedcontent"><text:span text:style-name="T76">β</text:span></text:span><text:span text:style-name="T59"> </text:span><text:span text:style-name="markedcontent"><text:span text:style-name="T64">|×|</text:span></text:span><text:span text:style-name="markedcontent"><text:span text:style-name="T28"> </text:span></text:span><text:span text:style-name="markedcontent"><text:span text:style-name="T36">β.</text:span></text:span><text:span text:style-name="markedcontent"><text:span text:style-name="T37">id_e = E.id_e</text:span></text:span><text:span text:style-name="markedcontent"><text:span text:style-name="T67"> ( </text:span></text:span><text:span text:style-name="markedcontent"><text:span text:style-name="T63">σ</text:span></text:span><text:span text:style-name="markedcontent"><text:span text:style-name="T21"> emp = “Juan”</text:span></text:span><text:span text:style-name="markedcontent"><text:span text:style-name="T67">(E) ) <text:s/></text:span></text:span><text:span text:style-name="markedcontent"><text:span text:style-name="T68">)</text:span></text:span></text:p>
      <text:p text:style-name="P22"><text:span text:style-name="markedcontent"><text:span text:style-name="T68"/></text:span></text:p>
      <text:p text:style-name="P25"><text:span text:style-name="T3"><text:s text:c="7"/></text:span><text:span text:style-name="T8">d) </text:span><text:bookmark text:name="page73R_mcid1"/><text:span text:style-name="T8"><text:s text:c="2"/></text:span><text:span text:style-name="T89">Mostrar el id y nombre de los empleados que solo hayan vendido el articulo “art3”</text:span><text:span text:style-name="T10"> </text:span></text:p>
      <text:p text:style-name="P24"><text:span text:style-name="T3"><text:s text:c="7"/></text:span><text:span text:style-name="T57">Π </text:span><text:span text:style-name="T16">id_e,</text:span><text:span text:style-name="T15"> </text:span><text:span text:style-name="T16">emp</text:span><text:span text:style-name="T15"> <text:s/></text:span><text:span text:style-name="T61">( <text:s/></text:span><text:span text:style-name="markedcontent"><text:span text:style-name="T63">σ</text:span></text:span><text:span text:style-name="markedcontent"><text:span text:style-name="T25">cod_a = a3</text:span></text:span><text:span text:style-name="T3"> </text:span><text:span text:style-name="T4">( <text:s/></text:span><text:span text:style-name="markedcontent"><text:span text:style-name="T90">β </text:span></text:span><text:span text:style-name="markedcontent"><text:span text:style-name="T64">|×|</text:span></text:span><text:span text:style-name="markedcontent"><text:span text:style-name="T36">β.</text:span></text:span><text:span text:style-name="markedcontent"><text:span text:style-name="T30">cod_p = D.cod_p</text:span></text:span><text:span text:style-name="markedcontent"><text:span text:style-name="T37"> </text:span></text:span><text:span text:style-name="markedcontent"><text:span text:style-name="T77">D </text:span></text:span><text:span text:style-name="markedcontent"><text:span text:style-name="T78">) <text:s/>)</text:span></text:span></text:p>
      <text:p text:style-name="P23"><text:span text:style-name="markedcontent"><text:span text:style-name="T87"><text:s text:c="6"/></text:span></text:span><text:span text:style-name="markedcontent"><text:span text:style-name="T90">β</text:span></text:span><text:span text:style-name="markedcontent"><text:span text:style-name="T53"> <text:s/>← </text:span></text:span><text:span text:style-name="T12">Π </text:span><text:span text:style-name="T14">id_e, emp</text:span><text:span text:style-name="T3">( </text:span><text:span text:style-name="T92">E</text:span><text:span text:style-name="T84">)</text:span><text:span text:style-name="T13"> <text:s/></text:span><text:span text:style-name="markedcontent"><text:span text:style-name="T64">|×|</text:span></text:span><text:span text:style-name="markedcontent"><text:span text:style-name="T28"> </text:span></text:span><text:span text:style-name="markedcontent"><text:span text:style-name="T30">E.</text:span></text:span><text:span text:style-name="markedcontent"><text:span text:style-name="T37">id_e = E.id_e <text:s/></text:span></text:span><text:span text:style-name="markedcontent"><text:span text:style-name="T67">( </text:span></text:span><text:span text:style-name="markedcontent"><text:span text:style-name="T64">Π</text:span></text:span><text:span text:style-name="markedcontent"><text:span text:style-name="T21"> </text:span></text:span><text:span text:style-name="markedcontent"><text:span text:style-name="T23">cod_p, id_e</text:span></text:span><text:span text:style-name="markedcontent"><text:span text:style-name="T67">(</text:span></text:span><text:span text:style-name="markedcontent"><text:span text:style-name="T69">P</text:span></text:span><text:span text:style-name="markedcontent"><text:span text:style-name="T67">) )</text:span></text:span></text:p>
      <text:p text:style-name="P20"><text:span text:style-name="T3"><text:tab/></text:span></text:p>
      <text:p text:style-name="P13"><text:span text:style-name="T3"><text:s text:c="6"/></text:span><text:span text:style-name="T7"><text:s/></text:span><text:span text:style-name="T9">e)</text:span><text:span text:style-name="T5"> </text:span><text:bookmark text:name="page73R_mcid2"/><text:span text:style-name="T88">Obtener el id y nombre de los clientes que no hayan realizado ningún pedido.</text:span> </text:p>
      <text:p text:style-name="P8"/>
      <text:p text:style-name="P10">C <text:s/><text:span text:style-name="markedcontent"><text:span text:style-name="T64">|×|</text:span></text:span><text:span text:style-name="markedcontent"><text:span text:style-name="T28"> </text:span></text:span><text:span text:style-name="markedcontent"><text:span text:style-name="T27">c</text:span></text:span><text:span text:style-name="markedcontent"><text:span text:style-name="T43">.</text:span></text:span><text:span text:style-name="markedcontent"><text:span text:style-name="T42">id_c</text:span></text:span><text:span text:style-name="markedcontent"><text:span text:style-name="T41"> = β</text:span></text:span><text:span text:style-name="markedcontent"><text:span text:style-name="T40">.id_c</text:span></text:span><text:span text:style-name="markedcontent"><text:span text:style-name="T41"> </text:span></text:span><text:span text:style-name="markedcontent"><text:span text:style-name="T81">β</text:span></text:span><text:span text:style-name="markedcontent"><text:span text:style-name="T74"> </text:span></text:span><text:span text:style-name="markedcontent"><text:span text:style-name="T31"><text:s/></text:span></text:span></text:p>
      <text:p text:style-name="P8"/>
      <text:p text:style-name="P10"><text:span text:style-name="markedcontent"><text:span text:style-name="T80">β</text:span></text:span><text:span text:style-name="markedcontent"><text:span text:style-name="T73"> <text:s/>←</text:span></text:span><text:span text:style-name="markedcontent"><text:span text:style-name="T80">(</text:span></text:span><text:span text:style-name="markedcontent"><text:span text:style-name="T82">Π </text:span></text:span><text:span text:style-name="markedcontent"><text:span text:style-name="T44">id_c </text:span></text:span><text:span text:style-name="markedcontent"><text:span text:style-name="T80"><text:s/>(C) - </text:span></text:span><text:span text:style-name="markedcontent"><text:span text:style-name="T82">Π </text:span></text:span><text:span text:style-name="markedcontent"><text:span text:style-name="T44">id_c </text:span></text:span><text:span text:style-name="markedcontent"><text:span text:style-name="T80"><text:s/>(P) )</text:span></text:span></text:p>
      <text:p text:style-name="P8"><text:soft-page-break/></text:p>
      <text:p text:style-name="P13"><text:span text:style-name="T3"><text:s text:c="6"/></text:span><text:span text:style-name="T5">f) <text:s/></text:span><text:bookmark text:name="page73R_mcid3"/><text:span text:style-name="T88">Mostrar el id y nombre de los empleados que tengan el cargo c1 o c2.</text:span> </text:p>
      <text:p text:style-name="P13"/>
      <text:p text:style-name="P14"><text:s text:c="13"/><text:span text:style-name="markedcontent"><text:span text:style-name="T83">Π </text:span></text:span><text:span text:style-name="markedcontent"><text:span text:style-name="T46">id_e, emp</text:span></text:span><text:span text:style-name="markedcontent"><text:span text:style-name="T45"> </text:span></text:span><text:span text:style-name="markedcontent"><text:span text:style-name="T54">(</text:span></text:span><text:span text:style-name="markedcontent"><text:span text:style-name="T50">σ</text:span></text:span><text:span text:style-name="markedcontent"><text:span text:style-name="T24"> </text:span></text:span><text:span text:style-name="markedcontent"><text:span text:style-name="T26">cod_c = 1ca </text:span></text:span><text:span text:style-name="markedcontent"><text:span text:style-name="T32"><text:s/></text:span></text:span><text:span text:style-name="markedcontent"><text:span text:style-name="T33">˅ </text:span></text:span><text:span text:style-name="markedcontent"><text:span text:style-name="T34">cod_c=2ca</text:span></text:span><text:span text:style-name="markedcontent"><text:span text:style-name="T56"> </text:span></text:span><text:span text:style-name="markedcontent"><text:span text:style-name="T54">(</text:span></text:span><text:span text:style-name="markedcontent"><text:span text:style-name="T55">E</text:span></text:span><text:span text:style-name="markedcontent"><text:span text:style-name="T54">)</text:span></text:span></text:p>
      <text:p text:style-name="P13"/>
      <text:p text:style-name="P13"/>
      <text:p text:style-name="P13"><text:s text:c="7"/><text:span text:style-name="T96">g</text:span><text:span text:style-name="T93">) <text:s/></text:span><text:span text:style-name="T88">Obtener los clientes que no hayan comprado el articulo “art3”</text:span> </text:p>
      <text:p text:style-name="P15"><text:tab/><text:span text:style-name="markedcontent"><text:span text:style-name="T125">Π</text:span></text:span><text:span text:style-name="T128"> Cliente </text:span><text:span text:style-name="T134">(</text:span><text:span text:style-name="T104"> <text:s/></text:span><text:span text:style-name="T133">ɸ</text:span><text:span text:style-name="T135"> </text:span><text:span text:style-name="T134">|×|</text:span><text:span text:style-name="T136"> </text:span><text:span text:style-name="T128">ɸ</text:span><text:span text:style-name="T131">.cod_a=A.cod_a </text:span><text:span text:style-name="T134">( σ</text:span><text:span text:style-name="T124"> </text:span><text:span text:style-name="T131">articulo≠“art3”</text:span><text:span text:style-name="T122"> </text:span><text:span text:style-name="T120">(</text:span><text:span text:style-name="T137">Π</text:span><text:span text:style-name="T128">cod_a, articulo </text:span><text:span text:style-name="T134">A) ) )</text:span></text:p>
      <text:p text:style-name="P15"><text:tab/><text:span text:style-name="T98">ɸ</text:span><text:span text:style-name="T97"> </text:span><text:span text:style-name="T102"><text:s/></text:span><text:span text:style-name="T105">← ( </text:span><text:span text:style-name="T97">β</text:span><text:span text:style-name="T103"> </text:span><text:span text:style-name="T107">|×|</text:span><text:span text:style-name="T112"> </text:span><text:span text:style-name="T115">β</text:span><text:span text:style-name="T116"> .cod_p = D.cod_p</text:span><text:span text:style-name="T113"> </text:span><text:span text:style-name="T119">(</text:span><text:span text:style-name="T114"> </text:span><text:span text:style-name="T121">Π</text:span><text:span text:style-name="T126">cod_p, </text:span><text:span text:style-name="T127">cod</text:span><text:span text:style-name="T126">_a</text:span><text:span text:style-name="T119"> D</text:span><text:span text:style-name="T114">)</text:span><text:span text:style-name="T105"> )</text:span></text:p>
      <text:p text:style-name="P16"><text:tab/><text:span text:style-name="T91">β</text:span><text:span text:style-name="T94"> <text:s/>← ( <text:s/>C |×| </text:span><text:span text:style-name="T47">C.id_c = P.id_c</text:span><text:span text:style-name="T94"> ( Π</text:span><text:span text:style-name="T47">cod_p, id_c</text:span><text:span text:style-name="T94"> P ) )</text:span></text:p>
      <text:p text:style-name="P13"/>
      <text:p text:style-name="P13"><text:tab/><text:span text:style-name="T139">quiza esa forma no funcione… </text:span></text:p>
      <text:p text:style-name="P13"><text:tab/><text:span text:style-name="T139">Forma 2:</text:span></text:p>
      <text:p text:style-name="P13"><text:tab/></text:p>
      <text:p text:style-name="P18"><text:tab/><text:span text:style-name="T98">ɸ</text:span><text:span text:style-name="T97"> <text:s/></text:span><text:span text:style-name="T85">|×| </text:span><text:span text:style-name="T48">C.id_c = P.id_c <text:s/></text:span><text:span text:style-name="T85">C</text:span></text:p>
      <text:p text:style-name="P18"><text:tab/><text:span text:style-name="T98">ɸ</text:span><text:span text:style-name="T97"> </text:span><text:span text:style-name="T102"><text:s/></text:span><text:span text:style-name="T105">← </text:span><text:span text:style-name="T106">( </text:span><text:span text:style-name="T99"><text:s/></text:span><text:span text:style-name="T101">β </text:span><text:span text:style-name="T99">|×| </text:span><text:span text:style-name="T118">β.</text:span><text:span text:style-name="T129">cod_p</text:span><text:span text:style-name="T117"> = P. </text:span><text:span text:style-name="T129">cod_p</text:span><text:span text:style-name="T117"> </text:span><text:span text:style-name="T100">( </text:span><text:span text:style-name="markedcontent"><text:span text:style-name="T125">Π</text:span></text:span><text:span text:style-name="T130"> </text:span><text:span text:style-name="T129">cod_</text:span><text:span text:style-name="T130">p</text:span><text:span text:style-name="T129">, </text:span><text:span text:style-name="T130">id_c </text:span><text:span text:style-name="T99">P </text:span><text:span text:style-name="T100">)</text:span><text:span text:style-name="T99"> ) </text:span></text:p>
      <text:p text:style-name="P18"><text:span text:style-name="T108"><text:tab/>β</text:span><text:span text:style-name="T109"> <text:s/>← </text:span><text:span text:style-name="T110">(</text:span><text:span text:style-name="T109"> </text:span><text:span text:style-name="T134">σ</text:span><text:span text:style-name="T124"> </text:span><text:span text:style-name="T131">articulo≠“art3”</text:span><text:span text:style-name="T122"> </text:span><text:span text:style-name="T123">(</text:span><text:span text:style-name="markedcontent"><text:span text:style-name="T125">Π</text:span></text:span><text:span text:style-name="T128"> </text:span><text:span text:style-name="T129">cod_a, articulo</text:span><text:span text:style-name="T128"> </text:span><text:span text:style-name="T110">A</text:span><text:span text:style-name="T111">)</text:span><text:span text:style-name="T110"> |×| </text:span><text:span text:style-name="T117">A.cod_a = D.cod_a </text:span><text:span text:style-name="T99">(</text:span><text:span text:style-name="T117"> </text:span><text:span text:style-name="markedcontent"><text:span text:style-name="T125">Π</text:span></text:span><text:span text:style-name="T129"> cod_p, cod_a </text:span><text:span text:style-name="T99">D ) )</text:span></text:p>
      <text:p text:style-name="P13"/>
      <text:p text:style-name="P13"><text:s text:c="5"/><text:span text:style-name="T138">h) </text:span><text:bookmark text:name="page73R_mcid5"/><text:span text:style-name="T88">Mostrar los clientes que solo hayan comprado el articulo “art3”.</text:span> </text:p>
      <text:p text:style-name="P27"><text:span text:style-name="markedcontent"><text:span text:style-name="T125"><text:s text:c="9"/>Π</text:span></text:span><text:span text:style-name="T128"> Cliente </text:span><text:span text:style-name="T134">(</text:span><text:span text:style-name="T104"> <text:s/></text:span><text:span text:style-name="T133">ɸ</text:span><text:span text:style-name="T135"> </text:span><text:span text:style-name="T134">|×|</text:span><text:span text:style-name="T136"> </text:span><text:span text:style-name="T128">ɸ</text:span><text:span text:style-name="T131">.cod_a=A.cod_a </text:span><text:span text:style-name="T134">( σ</text:span><text:span text:style-name="T124"> </text:span><text:span text:style-name="T131">articulo </text:span><text:span text:style-name="T132">= </text:span><text:span text:style-name="T131">“art3”</text:span><text:span text:style-name="T122"> </text:span><text:span text:style-name="T120">(</text:span><text:span text:style-name="T137">Π</text:span><text:span text:style-name="T128">cod_a, articulo </text:span><text:span text:style-name="T134">A) ) )</text:span></text:p>
      <text:p text:style-name="P17"><text:tab/><text:span text:style-name="T98">ɸ</text:span><text:span text:style-name="T97"> </text:span><text:span text:style-name="T102"><text:s/></text:span><text:span text:style-name="T105">← ( </text:span><text:span text:style-name="T97">β</text:span><text:span text:style-name="T103"> </text:span><text:span text:style-name="T107">|×|</text:span><text:span text:style-name="T112"> </text:span><text:span text:style-name="T115">β</text:span><text:span text:style-name="T116"> .cod_p = D.cod_p</text:span><text:span text:style-name="T113"> </text:span><text:span text:style-name="T119">(</text:span><text:span text:style-name="T114"> </text:span><text:span text:style-name="T121">Π</text:span><text:span text:style-name="T126">cod_p, </text:span><text:span text:style-name="T127">cod_</text:span><text:span text:style-name="T126">a</text:span><text:span text:style-name="T119"> D</text:span><text:span text:style-name="T114">)</text:span><text:span text:style-name="T105"> )</text:span></text:p>
      <text:p text:style-name="P17"><text:tab/><text:span text:style-name="T91">β</text:span><text:span text:style-name="T94"> <text:s/>← ( <text:s/>C |×| </text:span><text:span text:style-name="T47">C.id_c = P.id_c</text:span><text:span text:style-name="T94"> ( Π</text:span><text:span text:style-name="T47">cod_p, id_c</text:span><text:span text:style-name="T94"> P ) )</text:span></text:p>
      <text:p text:style-name="P13"/>
      <text:p text:style-name="P13"/>
      <text:p text:style-name="P7"><text:span text:style-name="markedcontent"><text:span text:style-name="T54">((</text:span></text:span><text:span text:style-name="markedcontent"><text:span text:style-name="T50">σ </text:span></text:span><text:span text:style-name="markedcontent"><text:span text:style-name="T56">id_c = c4 </text:span></text:span><text:span text:style-name="markedcontent"><text:span text:style-name="T54">(C)</text:span></text:span><text:span text:style-name="markedcontent"><text:span text:style-name="T51">|×| </text:span></text:span><text:span text:style-name="markedcontent"><text:span text:style-name="T56">C.id_c = P.id_c </text:span></text:span><text:span text:style-name="markedcontent"><text:span text:style-name="T54">(</text:span></text:span><text:span text:style-name="markedcontent"><text:span text:style-name="T50">σ </text:span></text:span><text:span text:style-name="markedcontent"><text:span text:style-name="T56">monto &lt; 10000 </text:span></text:span><text:span text:style-name="markedcontent"><text:span text:style-name="T54">(P)) </text:span></text:span><text:span text:style-name="markedcontent"><text:span text:style-name="T51">|×|</text:span></text:span><text:span text:style-name="markedcontent"><text:span text:style-name="T56">P.cod_p = D.cod_p </text:span></text:span><text:span text:style-name="markedcontent"><text:span text:style-name="T54">D</text:span></text:span><text:span text:style-name="markedcontent"><text:span text:style-name="T51">) </text:span></text:span><text:span text:style-name="markedcontent"><text:span text:style-name="T56">˅ ≠ </text:span></text:span><text:span text:style-name="markedcontent"><text:span text:style-name="T53">˄ </text:span></text:span></text:p>
      <text:p text:style-name="P19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sans-serif1" svg:font-family="sans-serif, 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ky</meta:initial-creator>
    <meta:editing-cycles>5</meta:editing-cycles>
    <meta:creation-date>2022-08-11T22:20:00</meta:creation-date>
    <dc:date>2022-09-29T11:15:38.130000000</dc:date>
    <meta:editing-duration>PT8H24S</meta:editing-duration>
    <meta:generator>LibreOffice/7.1.4.2$Windows_X86_64 LibreOffice_project/a529a4fab45b75fefc5b6226684193eb000654f6</meta:generator>
    <meta:document-statistic meta:table-count="0" meta:image-count="0" meta:object-count="0" meta:page-count="3" meta:paragraph-count="34" meta:word-count="429" meta:character-count="2029" meta:non-whitespace-character-count="1479"/>
    <meta:user-defined meta:name="AppVersion">15.0000</meta:user-defined>
    <meta:user-defined meta:name="Company">Hewlett-Packard Company</meta:user-defined>
    <meta:template xlink:type="simple" xlink:actuate="onRequest" xlink:title="Normal" xlink:href=""/>
  </office:meta>
</office:document-meta>
</file>